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dc3d0" officeooo:paragraph-rsid="001dc3d0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dc3d0" officeooo:paragraph-rsid="001dc3d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dc3d0" officeooo:paragraph-rsid="001dc3d0" fo:background-color="#1c1c1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e3b98" officeooo:paragraph-rsid="001e3b98" fo:background-color="#1c1c1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1e3b98" fo:background-color="#1c1c1c"/>
    </style:style>
    <style:style style:name="P6" style:family="paragraph" style:parent-style-name="Standard">
      <style:paragraph-properties fo:text-align="start" style:justify-single-word="false"/>
      <style:text-properties fo:font-size="12pt" officeooo:rsid="001dc3d0" officeooo:paragraph-rsid="001dc3d0" fo:background-color="transparen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e3b98" officeooo:paragraph-rsid="001e3b98" fo:background-color="transparen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ef6a1" officeooo:paragraph-rsid="001ef6a1" fo:background-color="transparent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dc3d0" officeooo:paragraph-rsid="001dc3d0" fo:background-color="#1c1c1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e3b98" officeooo:paragraph-rsid="001e3b98" fo:background-color="#1c1c1c" style:font-size-asian="10.5pt" style:font-size-complex="12pt"/>
    </style:style>
    <style:style style:name="P1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c1c1c"/>
    </style:style>
    <style:style style:name="P12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paragraph-rsid="001dc3d0" fo:background-color="#1c1c1c"/>
    </style:style>
    <style:style style:name="P13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c1c1c"/>
    </style:style>
    <style:style style:name="P14" style:family="paragraph" style:parent-style-name="Standard">
      <style:paragraph-properties style:line-height-at-least="0.198in"/>
      <style:text-properties fo:background-color="#1c1c1c"/>
    </style:style>
    <style:style style:name="P15" style:family="paragraph" style:parent-style-name="Standard">
      <style:paragraph-properties fo:text-align="start" style:justify-single-word="false"/>
      <style:text-properties fo:font-size="10.5pt" officeooo:rsid="001e3b98" officeooo:paragraph-rsid="001e3b98" fo:background-color="#1e1e1e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22pt" officeooo:rsid="001dc3d0" officeooo:paragraph-rsid="001dc3d0" style:font-size-asian="22pt" style:font-size-complex="22pt"/>
    </style:style>
    <style:style style:name="P17" style:family="paragraph" style:parent-style-name="Standard">
      <style:paragraph-properties fo:text-align="start" style:justify-single-word="false"/>
      <style:text-properties fo:font-size="22pt" officeooo:rsid="001dc3d0" officeooo:paragraph-rsid="001dc3d0" fo:background-color="transparent" style:font-size-asian="22pt" style:font-size-complex="22pt"/>
    </style:style>
    <style:style style:name="P18" style:family="paragraph" style:parent-style-name="Standard">
      <style:paragraph-properties fo:text-align="start" style:justify-single-word="false"/>
      <style:text-properties fo:font-size="22pt" officeooo:rsid="001e3b98" officeooo:paragraph-rsid="001e3b98" fo:background-color="transparent" style:font-size-asian="22pt" style:font-size-complex="22pt"/>
    </style:style>
    <style:style style:name="P19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T1" style:family="text">
      <style:text-properties fo:color="#569cd6"/>
    </style:style>
    <style:style style:name="T2" style:family="text">
      <style:text-properties fo:color="#d4d4d4" style:font-name="Droid Sans Mono" fo:font-size="10.5pt" fo:font-weight="normal"/>
    </style:style>
    <style:style style:name="T3" style:family="text">
      <style:text-properties fo:color="#d4d4d4" style:font-name="Droid Sans Mono" fo:font-weight="normal"/>
    </style:style>
    <style:style style:name="T4" style:family="text">
      <style:text-properties fo:color="#4fc1ff"/>
    </style:style>
    <style:style style:name="T5" style:family="text">
      <style:text-properties fo:color="#dcdcaa"/>
    </style:style>
    <style:style style:name="T6" style:family="text">
      <style:text-properties fo:color="#ce9178"/>
    </style:style>
    <style:style style:name="T7" style:family="text">
      <style:text-properties fo:color="#4ec9b0"/>
    </style:style>
    <style:style style:name="T8" style:family="text">
      <style:text-properties fo:color="#4ec9b0" style:font-name="Droid Sans Mono" fo:font-weight="normal"/>
    </style:style>
    <style:style style:name="T9" style:family="text">
      <style:text-properties fo:color="#9cdcfe"/>
    </style:style>
    <style:style style:name="T10" style:family="text">
      <style:text-properties fo:color="#9cdcfe" style:font-name="Droid Sans Mono" fo:font-size="10.5pt" fo:font-weight="normal"/>
    </style:style>
    <style:style style:name="T11" style:family="text">
      <style:text-properties fo:color="#b5cea8"/>
    </style:style>
    <style:style style:name="T12" style:family="text">
      <style:text-properties fo:color="#c586c0"/>
    </style:style>
    <style:style style:name="T13" style:family="text">
      <style:text-properties fo:color="#6a9955"/>
    </style:style>
    <style:style style:name="T14" style:family="text">
      <style:text-properties officeooo:rsid="001e3b98" style:font-size-asian="10.5pt" style:font-size-complex="12pt"/>
    </style:style>
    <style:style style:name="T15" style:family="text">
      <style:text-properties fo:background-color="#1c1c1c" loext:char-shading-value="0"/>
    </style:style>
    <style:style style:name="T16" style:family="text">
      <style:text-properties fo:background-color="#1c1c1c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js Summary</text:p>
      <text:p text:style-name="P16">1. index.js:</text:p>
      <text:p text:style-name="P9"><text:span text:style-name="T1">const</text:span> <text:span text:style-name="T4">express</text:span> = <text:span text:style-name="T5">require</text:span>(<text:span text:style-name="T6">'express'</text:span>);</text:p>
      <text:p text:style-name="P11"><text:span text:style-name="T1">const</text:span> <text:span text:style-name="T5">cors</text:span> = <text:span text:style-name="T5">require</text:span>(<text:span text:style-name="T6">'cors'</text:span>);</text:p>
      <text:p text:style-name="P11"><text:span text:style-name="T1">const</text:span> <text:span text:style-name="T4">mongoose</text:span> = <text:span text:style-name="T5">require</text:span>(<text:span text:style-name="T6">'mongoose'</text:span>);</text:p>
      <text:p text:style-name="P11"><text:span text:style-name="T1">const</text:span> <text:span text:style-name="T4">config</text:span> = <text:span text:style-name="T5">require</text:span>(<text:span text:style-name="T6">'./config'</text:span>);</text:p>
      <text:p text:style-name="P11"><text:span text:style-name="T1">const</text:span> <text:span text:style-name="T4">path</text:span> = <text:span text:style-name="T5">require</text:span>(<text:span text:style-name="T6">'path'</text:span>);</text:p>
      <text:p text:style-name="P11"><text:span text:style-name="T1">const</text:span> <text:span text:style-name="T4">morgan</text:span> = <text:span text:style-name="T5">require</text:span>(<text:span text:style-name="T6">'morgan'</text:span>);</text:p>
      <text:p text:style-name="P11"><text:span text:style-name="T1">const</text:span> <text:span text:style-name="T7">logger</text:span> = <text:span text:style-name="T5">require</text:span>(<text:span text:style-name="T6">'./loggers/logger'</text:span>);</text:p>
      <text:p text:style-name="P11"><text:span text:style-name="T1">const</text:span> <text:span text:style-name="T7">trafficLogger</text:span> = <text:span text:style-name="T5">require</text:span>(<text:span text:style-name="T6">'./loggers/trafficLogger'</text:span>);</text:p>
      <text:p text:style-name="P11"><text:span text:style-name="T1">const</text:span> <text:span text:style-name="T7">analyticsLogger</text:span> = <text:span text:style-name="T5">require</text:span>(<text:span text:style-name="T6">'./loggers/analyticsLogger'</text:span>);</text:p>
      <text:p text:style-name="P14"/>
      <text:p text:style-name="P11"><text:span text:style-name="T1">const</text:span> <text:span text:style-name="T4">app</text:span> = <text:span text:style-name="T5">express</text:span>();</text:p>
      <text:p text:style-name="P14"/>
      <text:p text:style-name="P13">// Loggers</text:p>
      <text:p text:style-name="P11"><text:span text:style-name="T4">app</text:span>.<text:span text:style-name="T5">use</text:span>(<text:span text:style-name="T5">morgan</text:span>(<text:span text:style-name="T6">'combined'</text:span>, { <text:span text:style-name="T5">stream</text:span><text:span text:style-name="T9">:</text:span> <text:span text:style-name="T7">trafficLogger</text:span>.<text:span text:style-name="T5">stream</text:span> }));</text:p>
      <text:p text:style-name="P11"><text:span text:style-name="T4">app</text:span>.<text:span text:style-name="T5">use</text:span>(<text:span text:style-name="T5">morgan</text:span>(<text:span text:style-name="T6">'short'</text:span>, { <text:span text:style-name="T5">stream</text:span><text:span text:style-name="T9">:</text:span> <text:span text:style-name="T7">analyticsLogger</text:span>.<text:span text:style-name="T5">stream</text:span> }));</text:p>
      <text:p text:style-name="P14"/>
      <text:p text:style-name="P13">// MongoDB</text:p>
      <text:p text:style-name="P11"><text:span text:style-name="T4">mongoose</text:span>.<text:span text:style-name="T5">connect</text:span>(<text:span text:style-name="T4">config</text:span>.<text:span text:style-name="T9">mongoDbUri</text:span>, { <text:span text:style-name="T9">useNewUrlParser:</text:span> <text:span text:style-name="T1">true</text:span>, <text:span text:style-name="T9">useUnifiedTopology:</text:span> <text:span text:style-name="T1">true</text:span> })</text:p>
      <text:p text:style-name="P11"><text:tab/>.<text:span text:style-name="T5">then</text:span>(() <text:span text:style-name="T1">=&gt;</text:span> <text:span text:style-name="T9">console</text:span>.<text:span text:style-name="T5">log</text:span>(<text:span text:style-name="T6">'MongoDB connected...'</text:span>))</text:p>
      <text:p text:style-name="P11"><text:tab/>.<text:span text:style-name="T5">catch</text:span>(<text:span text:style-name="T9">err</text:span> <text:span text:style-name="T1">=&gt;</text:span> {</text:p>
      <text:p text:style-name="P11"><text:span text:style-name="T9"><text:tab/><text:tab/>console</text:span>.<text:span text:style-name="T5">error</text:span>(<text:span text:style-name="T9">err</text:span>);</text:p>
      <text:p text:style-name="P11"><text:span text:style-name="T7"><text:tab/><text:tab/>logger</text:span>.<text:span text:style-name="T5">error</text:span>(<text:span text:style-name="T9">err</text:span>.<text:span text:style-name="T9">message</text:span>, <text:span text:style-name="T9">err</text:span>);</text:p>
      <text:p text:style-name="P11"><text:span text:style-name="T9"><text:tab/><text:tab/>process</text:span>.<text:span text:style-name="T5">exit</text:span>(<text:span text:style-name="T11">1</text:span>);</text:p>
      <text:p text:style-name="P11"><text:tab/>});</text:p>
      <text:p text:style-name="P14"/>
      <text:p text:style-name="P13">// Bodyparser</text:p>
      <text:p text:style-name="P11"><text:span text:style-name="T4">app</text:span>.<text:span text:style-name="T5">use</text:span>(<text:span text:style-name="T4">express</text:span>.<text:span text:style-name="T5">json</text:span>());</text:p>
      <text:p text:style-name="P11"><text:span text:style-name="T4">app</text:span>.<text:span text:style-name="T5">use</text:span>(<text:span text:style-name="T4">express</text:span>.<text:span text:style-name="T5">urlencoded</text:span>({ <text:span text:style-name="T9">extended:</text:span> <text:span text:style-name="T1">false</text:span> }));</text:p>
      <text:p text:style-name="P14"/>
      <text:p text:style-name="P13">// Static Routes</text:p>
      <text:p text:style-name="P11"><text:span text:style-name="T4">app</text:span>.<text:span text:style-name="T5">use</text:span>(<text:span text:style-name="T4">express</text:span>.<text:span text:style-name="T5">static</text:span>(<text:span text:style-name="T4">path</text:span>.<text:span text:style-name="T5">join</text:span>(<text:span text:style-name="T9">__dirname</text:span>, <text:span text:style-name="T6">'public'</text:span>)));</text:p>
      <text:p text:style-name="P14"/>
      <text:p text:style-name="P13">// CORS</text:p>
      <text:p text:style-name="P11"><text:span text:style-name="T4">app</text:span>.<text:span text:style-name="T5">use</text:span>(<text:span text:style-name="T5">cors</text:span>());</text:p>
      <text:p text:style-name="P14"/>
      <text:p text:style-name="P13">// Routes</text:p>
      <text:p text:style-name="P11"><text:span text:style-name="T4">app</text:span>.<text:span text:style-name="T5">use</text:span>(<text:span text:style-name="T6">'/api'</text:span>, <text:span text:style-name="T5">require</text:span>(<text:span text:style-name="T6">'./routes/auth'</text:span>));</text:p>
      <text:p text:style-name="P11"><text:span text:style-name="T4">app</text:span>.<text:span text:style-name="T5">use</text:span>(<text:span text:style-name="T6">'/api/test'</text:span>, <text:span text:style-name="T5">require</text:span>(<text:span text:style-name="T6">'./routes/test'</text:span>));</text:p>
      <text:p text:style-name="P11"><text:span text:style-name="T4">app</text:span>.<text:span text:style-name="T5">use</text:span>(<text:span text:style-name="T6">'/api/posts'</text:span>, <text:span text:style-name="T5">require</text:span>(<text:span text:style-name="T6">'./routes/posts'</text:span>));</text:p>
      <text:p text:style-name="P11"><text:span text:style-name="T4">app</text:span>.<text:span text:style-name="T5">use</text:span>(<text:span text:style-name="T6">'/api/logs'</text:span>, <text:span text:style-name="T5">require</text:span>(<text:span text:style-name="T6">'./routes/logs'</text:span>));</text:p>
      <text:p text:style-name="P11"><text:span text:style-name="T4">app</text:span>.<text:span text:style-name="T5">use</text:span>(<text:span text:style-name="T6">'/api/movies'</text:span>, <text:span text:style-name="T5">require</text:span>(<text:span text:style-name="T6">'./routes/movies'</text:span>));</text:p>
      <text:p text:style-name="P14"/>
      <text:p text:style-name="P13">// Global Error Handler</text:p>
      <text:p text:style-name="P11"><text:span text:style-name="T4">app</text:span>.<text:span text:style-name="T5">use</text:span>((<text:span text:style-name="T9">err</text:span>, <text:span text:style-name="T9">req</text:span>, <text:span text:style-name="T9">res</text:span>, <text:span text:style-name="T9">next</text:span>) <text:span text:style-name="T1">=&gt;</text:span> {</text:p>
      <text:p text:style-name="P11"><text:soft-page-break/><text:span text:style-name="T12"><text:tab/>if</text:span>(<text:span text:style-name="T9">err</text:span>){</text:p>
      <text:p text:style-name="P11"><text:span text:style-name="T9"><text:tab/><text:tab/>res</text:span>.<text:span text:style-name="T5">status</text:span>(<text:span text:style-name="T11">500</text:span>).<text:span text:style-name="T5">json</text:span>({ <text:span text:style-name="T9">message:</text:span> <text:span text:style-name="T9">err</text:span>.<text:span text:style-name="T9">message</text:span> });</text:p>
      <text:p text:style-name="P11"><text:span text:style-name="T1"><text:tab/><text:tab/>const</text:span> <text:span text:style-name="T4">logMessage</text:span> = { </text:p>
      <text:p text:style-name="P11"><text:span text:style-name="T9"><text:tab/><text:tab/><text:tab/>message:</text:span> <text:span text:style-name="T9">err</text:span>.<text:span text:style-name="T9">message</text:span>,</text:p>
      <text:p text:style-name="P11"><text:span text:style-name="T9"><text:tab/><text:tab/><text:tab/>stack:</text:span> <text:span text:style-name="T9">err</text:span>.<text:span text:style-name="T9">stack</text:span>,</text:p>
      <text:p text:style-name="P11"><text:span text:style-name="T9"><text:tab/><text:tab/><text:tab/>requestHeaders:</text:span> <text:span text:style-name="T9">req</text:span>.<text:span text:style-name="T9">headers</text:span>,</text:p>
      <text:p text:style-name="P11"><text:span text:style-name="T9"><text:tab/><text:tab/><text:tab/>requestBody:</text:span> <text:span text:style-name="T9">req</text:span>.<text:span text:style-name="T9">body</text:span>,</text:p>
      <text:p text:style-name="P11"><text:span text:style-name="T9"><text:tab/><text:tab/><text:tab/>responseHeaders:</text:span> <text:span text:style-name="T9">res</text:span>.<text:span text:style-name="T9">headers</text:span>,</text:p>
      <text:p text:style-name="P11"><text:span text:style-name="T9"><text:tab/><text:tab/><text:tab/>responseStatus:</text:span> <text:span text:style-name="T11">500</text:span>,</text:p>
      <text:p text:style-name="P11"><text:span text:style-name="T9"><text:tab/><text:tab/><text:tab/>responseBody:</text:span> <text:span text:style-name="T9">res</text:span>.<text:span text:style-name="T9">body</text:span></text:p>
      <text:p text:style-name="P11"><text:tab/><text:tab/>};</text:p>
      <text:p text:style-name="P11"><text:span text:style-name="T7"><text:tab/><text:tab/>logger</text:span>.<text:span text:style-name="T5">error</text:span>(<text:span text:style-name="T9">err</text:span>.<text:span text:style-name="T9">message</text:span>, <text:span text:style-name="T4">logMessage</text:span>);</text:p>
      <text:p text:style-name="P11"><text:tab/>}</text:p>
      <text:p text:style-name="P11"><text:span text:style-name="T5"><text:tab/>next</text:span>();</text:p>
      <text:p text:style-name="P11">})</text:p>
      <text:p text:style-name="P11"><text:span text:style-name="T9">process</text:span>.<text:span text:style-name="T5">on</text:span>(<text:span text:style-name="T6">'uncaughtException'</text:span>, <text:span text:style-name="T9">err</text:span> <text:span text:style-name="T1">=&gt;</text:span> {</text:p>
      <text:p text:style-name="P11"><text:span text:style-name="T9"><text:tab/>console</text:span>.<text:span text:style-name="T5">error</text:span>(<text:span text:style-name="T6">'There was an uncaught error'</text:span>, <text:span text:style-name="T9">err</text:span>)</text:p>
      <text:p text:style-name="P11"><text:span text:style-name="T9"><text:tab/>process</text:span>.<text:span text:style-name="T5">exit</text:span>(<text:span text:style-name="T11">1</text:span>) <text:span text:style-name="T13">//mandatory (as per the Node.js docs)</text:span></text:p>
      <text:p text:style-name="P11">})</text:p>
      <text:p text:style-name="P14"/>
      <text:p text:style-name="P13">// Listen</text:p>
      <text:p text:style-name="P11"><text:span text:style-name="T1">const</text:span> <text:span text:style-name="T4">PORT</text:span> = <text:span text:style-name="T9">process</text:span>.<text:span text:style-name="T9">env</text:span>.<text:span text:style-name="T4">PORT</text:span> || <text:span text:style-name="T11">6000</text:span>;</text:p>
      <text:p text:style-name="P11"><text:span text:style-name="T1">const</text:span> <text:span text:style-name="T4">HOST</text:span> = <text:span text:style-name="T9">process</text:span>.<text:span text:style-name="T9">env</text:span>.<text:span text:style-name="T4">HOST</text:span> || <text:span text:style-name="T1">null</text:span>;</text:p>
      <text:p text:style-name="P11"><text:span text:style-name="T4">app</text:span>.<text:span text:style-name="T5">listen</text:span>(<text:span text:style-name="T4">PORT</text:span>, <text:span text:style-name="T4">HOST</text:span>, <text:span text:style-name="T9">console</text:span>.<text:span text:style-name="T5">log</text:span>(<text:span text:style-name="T6">`Server started on </text:span><text:span text:style-name="T1">${</text:span><text:span text:style-name="T4">HOST</text:span><text:span text:style-name="T1">}</text:span><text:span text:style-name="T6">:</text:span><text:span text:style-name="T1">${</text:span><text:span text:style-name="T4">PORT</text:span><text:span text:style-name="T1">}</text:span><text:span text:style-name="T6">`</text:span>));</text:p>
      <text:p text:style-name="P19"/>
      <text:p text:style-name="P16">2. Loggers:</text:p>
      <text:p text:style-name="P2">logger.js:</text:p>
      <text:p text:style-name="P3">const { createLogger, transports, format } = require('winston');</text:p>
      <text:p text:style-name="P3"/>
      <text:p text:style-name="P3">const logger = createLogger({</text:p>
      <text:p text:style-name="P3"><text:s text:c="4"/>transports: [</text:p>
      <text:p text:style-name="P3"><text:s text:c="8"/>new transports.File({</text:p>
      <text:p text:style-name="P3"><text:s text:c="12"/>filename: 'logs/app.log',</text:p>
      <text:p text:style-name="P3"><text:s text:c="12"/>format: format.combine(format.timestamp(), format.json()),</text:p>
      <text:p text:style-name="P3"><text:s text:c="12"/>maxsize: 5000000, // 5MB</text:p>
      <text:p text:style-name="P3"><text:s text:c="12"/>maxFiles: 5,</text:p>
      <text:p text:style-name="P3"><text:s text:c="12"/>handleExceptions: true,</text:p>
      <text:p text:style-name="P3"><text:s text:c="8"/>}),</text:p>
      <text:p text:style-name="P3"><text:s text:c="8"/>new transports.Console({</text:p>
      <text:p text:style-name="P3"><text:s text:c="12"/>level: 'error',</text:p>
      <text:p text:style-name="P3"><text:s text:c="12"/>format: format.combine(format.timestamp(), format.json()),</text:p>
      <text:p text:style-name="P3"><text:s text:c="8"/>})</text:p>
      <text:p text:style-name="P3"><text:s text:c="4"/>],</text:p>
      <text:p text:style-name="P3"><text:s text:c="4"/>exceptionHandlers: [</text:p>
      <text:p text:style-name="P3"><text:s text:c="8"/>new transports.File({</text:p>
      <text:p text:style-name="P3"><text:s text:c="12"/>filename: 'logs/exceptions.log',</text:p>
      <text:p text:style-name="P3"><text:soft-page-break/><text:s text:c="12"/>level: 'error',</text:p>
      <text:p text:style-name="P3"><text:s text:c="12"/>format: format.combine(format.timestamp(), format.json()),</text:p>
      <text:p text:style-name="P3"><text:s text:c="12"/>maxsize: 5000000, // 5MB</text:p>
      <text:p text:style-name="P3"><text:s text:c="12"/>maxFiles: 5,</text:p>
      <text:p text:style-name="P3"><text:s text:c="8"/>})</text:p>
      <text:p text:style-name="P3"><text:s text:c="4"/>],</text:p>
      <text:p text:style-name="P3"><text:s text:c="4"/>rejectionHandlers: [</text:p>
      <text:p text:style-name="P3"><text:s text:c="8"/>new transports.File({</text:p>
      <text:p text:style-name="P3"><text:s text:c="12"/>filename: 'logs/rejections.log',</text:p>
      <text:p text:style-name="P3"><text:s text:c="12"/>level: 'error',</text:p>
      <text:p text:style-name="P3"><text:s text:c="12"/>format: format.combine(format.timestamp(), format.json()),</text:p>
      <text:p text:style-name="P3"><text:s text:c="12"/>maxsize: 5000000, // 5MB</text:p>
      <text:p text:style-name="P3"><text:s text:c="12"/>maxFiles: 5,</text:p>
      <text:p text:style-name="P3"><text:s text:c="8"/>})</text:p>
      <text:p text:style-name="P3"><text:s text:c="4"/>]</text:p>
      <text:p text:style-name="P3">});</text:p>
      <text:p text:style-name="P3"/>
      <text:p text:style-name="P3">module.exports = logger;</text:p>
      <text:p text:style-name="P3"/>
      <text:p text:style-name="P6">traffic.logger.js:</text:p>
      <text:p text:style-name="P3">const { createLogger, transports, format } = require('winston');</text:p>
      <text:p text:style-name="P3"/>
      <text:p text:style-name="P3">const trafficLogger = createLogger({</text:p>
      <text:p text:style-name="P3"><text:s text:c="4"/>transports: [</text:p>
      <text:p text:style-name="P3"><text:s text:c="8"/>new transports.File({</text:p>
      <text:p text:style-name="P3"><text:s text:c="12"/>filename: 'logs/traffic.log',</text:p>
      <text:p text:style-name="P3"><text:s text:c="12"/>format: format.combine(format.timestamp(), format.json()),</text:p>
      <text:p text:style-name="P3"><text:s text:c="12"/>maxsize: 50000000, // 50MB</text:p>
      <text:p text:style-name="P3"><text:s text:c="12"/>maxFiles: 5,</text:p>
      <text:p text:style-name="P3"><text:s text:c="12"/>handleExceptions: true,</text:p>
      <text:p text:style-name="P3"><text:s text:c="8"/>})</text:p>
      <text:p text:style-name="P3"><text:s text:c="4"/>]</text:p>
      <text:p text:style-name="P3">});</text:p>
      <text:p text:style-name="P3"/>
      <text:p text:style-name="P3">trafficLogger.stream = {</text:p>
      <text:p text:style-name="P3"><text:s text:c="4"/>write: function(message, encoding) {</text:p>
      <text:p text:style-name="P3"><text:s text:c="8"/>trafficLogger.info(message);</text:p>
      <text:p text:style-name="P3"><text:s text:c="4"/>},</text:p>
      <text:p text:style-name="P3">};</text:p>
      <text:p text:style-name="P3"/>
      <text:p text:style-name="P3">module.exports = trafficLogger;</text:p>
      <text:p text:style-name="P3"/>
      <text:p text:style-name="P17">3. Controller:</text:p>
      <text:p text:style-name="P12">const express = require('express');</text:p>
      <text:p text:style-name="P12">const router = express.Router();</text:p>
      <text:p text:style-name="P12"/>
      <text:p text:style-name="P3">router.post('/getTrending', getTrendingValidator, async (req, res, next) =&gt; {</text:p>
      <text:p text:style-name="P3"><text:s text:c="4"/>try{</text:p>
      <text:p text:style-name="P3"><text:soft-page-break/><text:s text:c="8"/>const { span, pageNum, pageSize } = req.body;</text:p>
      <text:p text:style-name="P3"/>
      <text:p text:style-name="P3"><text:s text:c="8"/>const result = await MoviesRepo.getTrending(span, pageNum, pageSize);</text:p>
      <text:p text:style-name="P3"><text:s text:c="8"/>switch(result.status){</text:p>
      <text:p text:style-name="P3"><text:s text:c="12"/>case MoviesRepo.GetTrending.Success:</text:p>
      <text:p text:style-name="P3"><text:s text:c="16"/>return res.json({ ...result, message: 'Fetched trending movies successfully.'});</text:p>
      <text:p text:style-name="P3"><text:s text:c="16"/>break;</text:p>
      <text:p text:style-name="P3"><text:s text:c="12"/>default:</text:p>
      <text:p text:style-name="P3"><text:s text:c="16"/>return res.json({ message: 'Default response.'});</text:p>
      <text:p text:style-name="P3"><text:s text:c="8"/>}</text:p>
      <text:p text:style-name="P3"/>
      <text:p text:style-name="P3"><text:s text:c="4"/>} catch (e) {</text:p>
      <text:p text:style-name="P3"><text:s text:c="8"/>console.error(e);</text:p>
      <text:p text:style-name="P3"><text:s text:c="8"/>next(e);</text:p>
      <text:p text:style-name="P3"><text:s text:c="4"/>}</text:p>
      <text:p text:style-name="P3"/>
      <text:p text:style-name="P3">});</text:p>
      <text:p text:style-name="P3"/>
      <text:p text:style-name="P3">module.exports = router;</text:p>
      <text:p text:style-name="P3"/>
      <text:p text:style-name="P18">4. Service:</text:p>
      <text:p text:style-name="P10"><text:span text:style-name="T1">const</text:span> <text:span text:style-name="T4">GetTrending</text:span> = {</text:p>
      <text:p text:style-name="P11"><text:span text:style-name="T9"><text:tab/>Success:</text:span> <text:span text:style-name="T11">1</text:span>,</text:p>
      <text:p text:style-name="P11">}</text:p>
      <text:p text:style-name="P4"/>
      <text:p text:style-name="P4"/>
      <text:p text:style-name="P10"><text:span text:style-name="T7">module</text:span>.<text:span text:style-name="T7">exports</text:span> = {</text:p>
      <text:p text:style-name="P5"><text:span text:style-name="T14"><text:tab/></text:span><text:span text:style-name="T10">GetTrending</text:span><text:span text:style-name="T2">,</text:span></text:p>
      <text:p text:style-name="P4"/>
      <text:p text:style-name="P4">async getTrending(span, pageNum, pageSize) {</text:p>
      <text:p text:style-name="P4"><text:s text:c="8"/>try{</text:p>
      <text:p text:style-name="P4"><text:s text:c="12"/>const spanInt = parseInt(span);</text:p>
      <text:p text:style-name="P4"><text:s text:c="12"/>const minDate = new Date();</text:p>
      <text:p text:style-name="P4"><text:s text:c="12"/>minDate.setDate(minDate.getDate() - spanInt);</text:p>
      <text:p text:style-name="P4"><text:s text:c="12"/>console.log("MIN DATE");</text:p>
      <text:p text:style-name="P4"><text:s text:c="12"/>console.log(minDate);</text:p>
      <text:p text:style-name="P4"><text:s text:c="12"/>const movies = await Movie.find({createdOn: { $gte: minDate }});</text:p>
      <text:p text:style-name="P4"/>
      <text:p text:style-name="P4"><text:s text:c="12"/>// Sort</text:p>
      <text:p text:style-name="P4"><text:s text:c="12"/>movies.sort((a, b) =&gt; b.views - a.views);</text:p>
      <text:p text:style-name="P4"><text:s text:c="20"/></text:p>
      <text:p text:style-name="P4"><text:s text:c="12"/>// Paginate</text:p>
      <text:p text:style-name="P4"><text:s text:c="12"/>let page = movies.slice(pageNum * pageSize, pageNum * pageSize + pageSize);</text:p>
      <text:p text:style-name="P4"/>
      <text:p text:style-name="P4"><text:s text:c="12"/>// Total pages</text:p>
      <text:p text:style-name="P4"><text:s text:c="12"/>let pagesCount = (movies.length/pageSize).toFixed(0) + 1;</text:p>
      <text:p text:style-name="P4"/>
      <text:p text:style-name="P4"><text:s text:c="12"/>// Build result</text:p>
      <text:p text:style-name="P4"><text:soft-page-break/><text:s text:c="12"/>let result = {</text:p>
      <text:p text:style-name="P4"><text:s text:c="16"/>status: GetTrending.Success, </text:p>
      <text:p text:style-name="P4"><text:s text:c="16"/>movies: page</text:p>
      <text:p text:style-name="P4"><text:s text:c="12"/>}</text:p>
      <text:p text:style-name="P4"><text:s text:c="12"/>result.pages = pagesCount;</text:p>
      <text:p text:style-name="P4"/>
      <text:p text:style-name="P4"><text:s text:c="12"/>return result;</text:p>
      <text:p text:style-name="P4"><text:s text:c="8"/>} catch(e) {</text:p>
      <text:p text:style-name="P4"><text:s text:c="12"/>console.error(e);</text:p>
      <text:p text:style-name="P4"><text:s text:c="12"/>throw e;</text:p>
      <text:p text:style-name="P4"><text:s text:c="8"/>}</text:p>
      <text:p text:style-name="P4"><text:s text:c="4"/>},</text:p>
      <text:p text:style-name="P4"/>
      <text:p text:style-name="P4">}</text:p>
      <text:p text:style-name="P4"/>
      <text:p text:style-name="P18">5. Validators:</text:p>
      <text:p text:style-name="P4">module.exports = {</text:p>
      <text:p text:style-name="P4"/>
      <text:p text:style-name="P4"><text:s text:c="4"/>getTrendingValidator: (req, res, next) =&gt; {</text:p>
      <text:p text:style-name="P4"><text:s text:c="8"/>const { span, pageNum, pageSize } = req.body;</text:p>
      <text:p text:style-name="P4"><text:s text:c="8"/>const errors = [];</text:p>
      <text:p text:style-name="P4"/>
      <text:p text:style-name="P4"><text:s text:c="8"/>if(!span) errors.push('span required.');</text:p>
      <text:p text:style-name="P4"><text:s text:c="8"/>try{</text:p>
      <text:p text:style-name="P4"><text:s text:c="12"/>parseInt(span);</text:p>
      <text:p text:style-name="P4"><text:s text:c="8"/>} catch {</text:p>
      <text:p text:style-name="P4"><text:s text:c="12"/>errors.push('span must be an int.');</text:p>
      <text:p text:style-name="P4"><text:s text:c="8"/>}</text:p>
      <text:p text:style-name="P4"/>
      <text:p text:style-name="P4"><text:s text:c="8"/>if(pageNum == null || pageNum == undefined) errors.push('pageNum required.');</text:p>
      <text:p text:style-name="P4"><text:s text:c="8"/>try{</text:p>
      <text:p text:style-name="P4"><text:s text:c="12"/>parseInt(pageNum);</text:p>
      <text:p text:style-name="P4"><text:s text:c="8"/>} catch {</text:p>
      <text:p text:style-name="P4"><text:s text:c="12"/>errors.push('pageNum must be an int.');</text:p>
      <text:p text:style-name="P4"><text:s text:c="8"/>}</text:p>
      <text:p text:style-name="P4"/>
      <text:p text:style-name="P4"><text:s text:c="8"/>if(!pageSize) errors.push('pageSize required.');</text:p>
      <text:p text:style-name="P4"><text:s text:c="8"/>try{</text:p>
      <text:p text:style-name="P4"><text:s text:c="12"/>parseInt(pageSize);</text:p>
      <text:p text:style-name="P4"><text:s text:c="8"/>} catch {</text:p>
      <text:p text:style-name="P4"><text:s text:c="12"/>errors.push('pageSize must be an int.');</text:p>
      <text:p text:style-name="P4"><text:s text:c="8"/>}</text:p>
      <text:p text:style-name="P4"><text:s text:c="4"/></text:p>
      <text:p text:style-name="P4"><text:s text:c="8"/>if(errors.length &gt; 0){</text:p>
      <text:p text:style-name="P4"><text:s text:c="12"/>return res.status(400).json({ message: 'One or more validation errors occured.', errors });</text:p>
      <text:p text:style-name="P4"><text:s text:c="8"/>} else {</text:p>
      <text:p text:style-name="P4"><text:s text:c="12"/>next();</text:p>
      <text:p text:style-name="P4"><text:s text:c="8"/>}</text:p>
      <text:p text:style-name="P4"><text:soft-page-break/><text:s text:c="4"/>},</text:p>
      <text:p text:style-name="P4"/>
      <text:p text:style-name="P4">}</text:p>
      <text:p text:style-name="P4"/>
      <text:p text:style-name="P18">6. File upload:</text:p>
      <text:p text:style-name="P7">multer file:</text:p>
      <text:p text:style-name="P4">const multer = require('multer');</text:p>
      <text:p text:style-name="P4">const path = require('path');</text:p>
      <text:p text:style-name="P4"/>
      <text:p text:style-name="P4">module.exports = movieUpload = multer({</text:p>
      <text:p text:style-name="P4"><text:s text:c="4"/>storage: multer.diskStorage({</text:p>
      <text:p text:style-name="P4"><text:s text:c="8"/>// Setting directory on disk to save uploaded files</text:p>
      <text:p text:style-name="P4"><text:s text:c="8"/>destination: function (req, file, cb) {</text:p>
      <text:p text:style-name="P4"><text:s text:c="12"/>cb(null, 'public/movies')</text:p>
      <text:p text:style-name="P4"><text:s text:c="8"/>},</text:p>
      <text:p text:style-name="P4"><text:s text:c="4"/></text:p>
      <text:p text:style-name="P4"><text:s text:c="8"/>// Setting name of file saved</text:p>
      <text:p text:style-name="P4"><text:s text:c="8"/>filename: function (req, file, cb) {</text:p>
      <text:p text:style-name="P4"><text:s text:c="12"/>cb(null, file.fieldname + '-' + Date.now() + '-' + path.extname(file.originalname))</text:p>
      <text:p text:style-name="P4"><text:s text:c="8"/>}</text:p>
      <text:p text:style-name="P4"><text:s text:c="4"/>}),</text:p>
      <text:p text:style-name="P4"><text:s text:c="4"/>limits: {</text:p>
      <text:p text:style-name="P4"><text:s text:c="8"/>// Setting Image Size Limit to 100MBs</text:p>
      <text:p text:style-name="P4"><text:s text:c="8"/>fileSize: 100000000</text:p>
      <text:p text:style-name="P4"><text:s text:c="4"/>},</text:p>
      <text:p text:style-name="P4"><text:s text:c="4"/>fileFilter(req, file, cb) {</text:p>
      <text:p text:style-name="P4"><text:s text:c="8"/>// if (!file.originalname.match(/\.(jpg|jpeg|png)$/)) {</text:p>
      <text:p text:style-name="P4"><text:s text:c="8"/>// <text:s text:c="4"/>//Error </text:p>
      <text:p text:style-name="P4"><text:s text:c="8"/>// <text:s text:c="4"/>cb(new Error('Please upload JPG and PNG images only!'))</text:p>
      <text:p text:style-name="P4"><text:s text:c="8"/>// }</text:p>
      <text:p text:style-name="P4"><text:s text:c="8"/>//Success </text:p>
      <text:p text:style-name="P4"><text:s text:c="8"/>cb(undefined, true)</text:p>
      <text:p text:style-name="P4"><text:s text:c="4"/>}</text:p>
      <text:p text:style-name="P4">})</text:p>
      <text:p text:style-name="P4"/>
      <text:p text:style-name="P7">controller:</text:p>
      <text:p text:style-name="P4">router.post('/addMovie', ensureAuthenticated, async (req, res, next) =&gt; {</text:p>
      <text:p text:style-name="P4"><text:s text:c="4"/>try{</text:p>
      <text:p text:style-name="P4"><text:s text:c="8"/>movieUpload.fields(</text:p>
      <text:p text:style-name="P4"><text:s text:c="12"/>[{</text:p>
      <text:p text:style-name="P4"><text:s text:c="16"/>name: 'thumbnail', maxCount: 1</text:p>
      <text:p text:style-name="P4"><text:s text:c="12"/>}, {</text:p>
      <text:p text:style-name="P4"><text:s text:c="16"/>name: 'movieVideo', maxCount: 1</text:p>
      <text:p text:style-name="P4"><text:s text:c="12"/>}]</text:p>
      <text:p text:style-name="P4"><text:s text:c="8"/>)(req, res, async function (err) {</text:p>
      <text:p text:style-name="P4"><text:s text:c="12"/>if (err instanceof multer.MulterError) {</text:p>
      <text:p text:style-name="P4"><text:s text:c="14"/>return res.status(400).json({ message: err.message });</text:p>
      <text:p text:style-name="P4"><text:s text:c="12"/>} else if (err) {</text:p>
      <text:p text:style-name="P4"><text:soft-page-break/><text:s text:c="14"/>// An unknown error occurred when uploading.</text:p>
      <text:p text:style-name="P4"><text:s text:c="14"/>return res.status(500).json({ message: err.message });</text:p>
      <text:p text:style-name="P4"><text:s text:c="12"/>}</text:p>
      <text:p text:style-name="P4"><text:s text:c="8"/></text:p>
      <text:p text:style-name="P4"><text:s text:c="12"/>// Everything went fine.</text:p>
      <text:p text:style-name="P4"><text:s text:c="12"/>let { title, description, tags, releaseDate, alternativeTitles } = req.body;</text:p>
      <text:p text:style-name="P4"><text:s text:c="12"/>const files = req.files;</text:p>
      <text:p text:style-name="P4"><text:s text:c="12"/>const thumbnail = files['thumbnail'][0];</text:p>
      <text:p text:style-name="P4"><text:s text:c="12"/>const movieVideo = files['movieVideo'][0];</text:p>
      <text:p text:style-name="P4"><text:s text:c="12"/>let thumbnailFilepath = thumbnail ? 'movies/' + thumbnail.filename : null;</text:p>
      <text:p text:style-name="P4"><text:s text:c="12"/>let movieVideoFilepath = movieVideo ? 'movies/' + movieVideo.filename : null;</text:p>
      <text:p text:style-name="P4"><text:s text:c="12"/>let errors = [];</text:p>
      <text:p text:style-name="P4"><text:s text:c="8"/></text:p>
      <text:p text:style-name="P4"><text:s text:c="12"/>// TODO: Validation</text:p>
      <text:p text:style-name="P4"><text:s text:c="12"/>if(!title) errors.push('movie title required');</text:p>
      <text:p text:style-name="P4"><text:s text:c="12"/>if(!description) errors.push('movie description required');</text:p>
      <text:p text:style-name="P4"><text:s text:c="12"/>if(!tags) errors.push('movie tags required');</text:p>
      <text:p text:style-name="P4"><text:s text:c="8"/></text:p>
      <text:p text:style-name="P4"><text:s text:c="12"/>if(errors.length &gt; 0){</text:p>
      <text:p text:style-name="P4"><text:s text:c="16"/>return res.status(400).json({ message: 'One or more validation errors occured.', errors });</text:p>
      <text:p text:style-name="P4"><text:s text:c="12"/>} else {</text:p>
      <text:p text:style-name="P4"><text:s text:c="16"/>const result = await MoviesRepo.addMovie(title, description, tags, releaseDate, alternativeTitles, thumbnailFilepath, movieVideoFilepath);</text:p>
      <text:p text:style-name="P4"><text:s text:c="16"/>switch(result.status){</text:p>
      <text:p text:style-name="P4"><text:s text:c="20"/>case MoviesRepo.AddMovie.Success:</text:p>
      <text:p text:style-name="P4"><text:s text:c="24"/>return res.json({ ...result, message: 'Added movie successfully.'});</text:p>
      <text:p text:style-name="P4"><text:s text:c="24"/>break;</text:p>
      <text:p text:style-name="P4"><text:s text:c="20"/>default:</text:p>
      <text:p text:style-name="P4"><text:s text:c="24"/>return res.json({ message: 'Default response.'});</text:p>
      <text:p text:style-name="P4"><text:s text:c="16"/>}</text:p>
      <text:p text:style-name="P4"><text:s text:c="12"/>}</text:p>
      <text:p text:style-name="P4"><text:s text:c="8"/>})</text:p>
      <text:p text:style-name="P4"/>
      <text:p text:style-name="P4"><text:s text:c="4"/>} catch (e) {</text:p>
      <text:p text:style-name="P4"><text:s text:c="8"/>console.error(e);</text:p>
      <text:p text:style-name="P4"><text:s text:c="8"/>next(e);</text:p>
      <text:p text:style-name="P4"><text:s text:c="4"/>}</text:p>
      <text:p text:style-name="P4"/>
      <text:p text:style-name="P4">});</text:p>
      <text:p text:style-name="P4"/>
      <text:p text:style-name="P18">7. Mongoose models:</text:p>
      <text:p text:style-name="P4">const mongoose = require('mongoose');</text:p>
      <text:p text:style-name="P4"/>
      <text:p text:style-name="P4">const MovieSchema = new mongoose.Schema({</text:p>
      <text:p text:style-name="P4"><text:s text:c="4"/>title: {</text:p>
      <text:p text:style-name="P4"><text:s text:c="8"/>type: String,</text:p>
      <text:p text:style-name="P4"><text:s text:c="8"/>required: true</text:p>
      <text:p text:style-name="P4"><text:s text:c="4"/>},</text:p>
      <text:p text:style-name="P4"><text:soft-page-break/><text:s text:c="4"/>alternativeTitles: {</text:p>
      <text:p text:style-name="P4"><text:s text:c="8"/>type: [],</text:p>
      <text:p text:style-name="P4"><text:s text:c="8"/>default: []</text:p>
      <text:p text:style-name="P4"><text:s text:c="4"/>},</text:p>
      <text:p text:style-name="P4"><text:s text:c="4"/>mediapath: {</text:p>
      <text:p text:style-name="P4"><text:s text:c="8"/>type: String,</text:p>
      <text:p text:style-name="P4"><text:s text:c="8"/>default: null</text:p>
      <text:p text:style-name="P4"><text:s text:c="4"/>},</text:p>
      <text:p text:style-name="P4"><text:s text:c="4"/>likes: {</text:p>
      <text:p text:style-name="P4"><text:s text:c="8"/>type: [],</text:p>
      <text:p text:style-name="P4"><text:s text:c="8"/>default: []</text:p>
      <text:p text:style-name="P4"><text:s text:c="4"/>},</text:p>
      <text:p text:style-name="P4"><text:s text:c="4"/>comments: {</text:p>
      <text:p text:style-name="P4"><text:s text:c="8"/>type: [],</text:p>
      <text:p text:style-name="P4"><text:s text:c="8"/>default: []</text:p>
      <text:p text:style-name="P4"><text:s text:c="4"/>},</text:p>
      <text:p text:style-name="P4"><text:s text:c="4"/>tags: {</text:p>
      <text:p text:style-name="P4"><text:s text:c="8"/>type: [],</text:p>
      <text:p text:style-name="P4"><text:s text:c="8"/>default: []</text:p>
      <text:p text:style-name="P4"><text:s text:c="4"/>},</text:p>
      <text:p text:style-name="P4"><text:s text:c="4"/>views: {</text:p>
      <text:p text:style-name="P4"><text:s text:c="8"/>type: Number,</text:p>
      <text:p text:style-name="P4"><text:s text:c="8"/>default: 0</text:p>
      <text:p text:style-name="P4"><text:s text:c="4"/>},</text:p>
      <text:p text:style-name="P4"><text:s text:c="4"/>createdOn: {</text:p>
      <text:p text:style-name="P4"><text:s text:c="8"/>type: Date,</text:p>
      <text:p text:style-name="P4"><text:s text:c="8"/>default: () =&gt; Date.now()</text:p>
      <text:p text:style-name="P4"><text:s text:c="4"/>},</text:p>
      <text:p text:style-name="P4">});</text:p>
      <text:p text:style-name="P4"/>
      <text:p text:style-name="P4">const Movie = mongoose.model('movies', MovieSchema);</text:p>
      <text:p text:style-name="P4">module.exports = Movie;</text:p>
      <text:p text:style-name="P4"/>
      <text:p text:style-name="P18">8. Middleware:</text:p>
      <text:p text:style-name="P15"><text:span text:style-name="T8">module</text:span><text:span text:style-name="T3">.</text:span><text:span text:style-name="T8">exports</text:span><text:span text:style-name="T3"> = {</text:span></text:p>
      <text:p text:style-name="P15"><text:span text:style-name="T3"/></text:p>
      <text:p text:style-name="P4">ensureAuthenticated: (req, res, next) =&gt; {</text:p>
      <text:p text:style-name="P4"><text:s text:c="8"/>const authHeader = req.headers['authorization'];</text:p>
      <text:p text:style-name="P4"><text:s text:c="8"/>if(!authHeader) return res.sendStatus(401);</text:p>
      <text:p text:style-name="P4"><text:s text:c="8"/>const token = authHeader.split(' ')[1];</text:p>
      <text:p text:style-name="P4"><text:s text:c="8"/>if(!token) return res.sendStatus(401);</text:p>
      <text:p text:style-name="P4"/>
      <text:p text:style-name="P4"><text:s text:c="8"/>jwt.verify(token, config.ACCESS_TOKEN_SECRET, (err, user) =&gt; {</text:p>
      <text:p text:style-name="P4"><text:s text:c="12"/>if(err) return res.sendStatus(401);</text:p>
      <text:p text:style-name="P4"><text:s text:c="12"/>req.user = user;</text:p>
      <text:p text:style-name="P4"><text:s text:c="12"/>next();</text:p>
      <text:p text:style-name="P4"><text:s text:c="8"/>})</text:p>
      <text:p text:style-name="P4"><text:s text:c="4"/>},</text:p>
      <text:p text:style-name="P4"><text:soft-page-break/></text:p>
      <text:p text:style-name="P4">}</text:p>
      <text:p text:style-name="P4"/>
      <text:p text:style-name="P8">9. request.rest:</text:p>
      <text:p text:style-name="P8">POST http://localhost:6200/api/register</text:p>
      <text:p text:style-name="P8">Content-Type: application/json</text:p>
      <text:p text:style-name="P8"/>
      <text:p text:style-name="P8">{</text:p>
      <text:p text:style-name="P8"><text:s text:c="4"/>"username": "user1",</text:p>
      <text:p text:style-name="P8"><text:s text:c="4"/>"email": "user1@web.com",</text:p>
      <text:p text:style-name="P8"><text:s text:c="4"/>"password": "123456"</text:p>
      <text:p text:style-name="P8">}</text:p>
      <text:p text:style-name="P8"/>
      <text:p text:style-name="P8">###</text:p>
      <text:p text:style-name="P8"/>
      <text:p text:style-name="P8">POST http://localhost:6200/api/login</text:p>
      <text:p text:style-name="P8">Content-Type: application/json</text:p>
      <text:p text:style-name="P8"/>
      <text:p text:style-name="P8">{</text:p>
      <text:p text:style-name="P8"><text:s text:c="4"/>"username": "user1",</text:p>
      <text:p text:style-name="P8"><text:s text:c="4"/>"password": "123456"</text:p>
      <text:p text:style-name="P8">}</text:p>
      <text:p text:style-name="P8"/>
      <text:p text:style-name="P8">###</text:p>
      <text:p text:style-name="P8"/>
      <text:p text:style-name="P8">POST http://localhost:6200/api/refresh</text:p>
      <text:p text:style-name="P8">Content-Type: application/json</text:p>
      <text:p text:style-name="P8"/>
      <text:p text:style-name="P8">{</text:p>
      <text:p text:style-name="P8"><text:s text:c="4"/>"refreshToken": "eyJhbGciOiJIUzI1NiIsInR5cCI6IkpXVCJ9.eyJfaWQiOiI1ZjYyMGFlY2JhMzdkZjFiZTUyOTU2YmUiLCJpYXQiOjE2MDAyNjE4MTF9.V6TWJUc_JQvLYudtv8ZVeOmJbnI3Q-1zJULFdQsOZ5Q"</text:p>
      <text:p text:style-name="P8">}</text:p>
      <text:p text:style-name="P8"/>
      <text:p text:style-name="P8">###</text:p>
      <text:p text:style-name="P8"/>
      <text:p text:style-name="P8">POST http://localhost:6200/api/logout</text:p>
      <text:p text:style-name="P8">Content-Type: application/json</text:p>
      <text:p text:style-name="P8"/>
      <text:p text:style-name="P8">{</text:p>
      <text:p text:style-name="P8"><text:s text:c="4"/>"refreshToken": "eyJhbGciOiJIUzI1NiIsInR5cCI6IkpXVCJ9.eyJfaWQiOiI1ZjYyMGFlY2JhMzdkZjFiZTUyOTU2YmUiLCJpYXQiOjE2MDAyNjA4NTd9.zxifz3YgoedSBe3nCp53i8Hjgd-mNpTV2Euw0LySAZI"</text:p>
      <text:p text:style-name="P8">}</text:p>
      <text:p text:style-name="P8"/>
      <text:p text:style-name="P8">###</text:p>
      <text:p text:style-name="P8"/>
      <text:p text:style-name="P8">GET http://localhost:6200/api/test/auth</text:p>
      <text:p text:style-name="P8"><text:soft-page-break/>Authorization: Bearer eyJhbGciOiJIUzI1NiIsInR5cCI6IkpXVCJ9.eyJfaWQiOiI1ZjYyMGFlY2JhMzdkZjFiZTUyOTU2YmUiLCJ1c2VybmFtZSI6InVzZXIxIiwicm9sZXMiOltdLCJpYXQiOjE2MDAyNjMwMzUsImV4cCI6MTYwMDI2MzkzNX0.TjPkoORS2DOKOCK7-tnvXKM58VZjcZcgvso9eImgm_U</text:p>
      <text:p text:style-name="P8"/>
      <text:p text:style-name="P8">###</text:p>
      <text:p text:style-name="P8"/>
      <text:p text:style-name="P8">POST http://localhost:6200/api/posts/addTweet</text:p>
      <text:p text:style-name="P8">Content-Type: application/json</text:p>
      <text:p text:style-name="P8">Authorization: Bearer eyJhbGciOiJIUzI1NiIsInR5cCI6IkpXVCJ9.eyJfaWQiOiI1ZjYyMGFlY2JhMzdkZjFiZTUyOTU2YmUiLCJ1c2VybmFtZSI6InVzZXIxIiwicm9sZXMiOltdLCJpYXQiOjE2MDAzNDEwNjksImV4cCI6MTYwMDM0MTk2OX0.zRE72SPwLta8sKnf6AsSpul98fPQJ7RXPnrgO36ySus</text:p>
      <text:p text:style-name="P8"/>
      <text:p text:style-name="P8">{</text:p>
      <text:p text:style-name="P8"><text:s text:c="4"/>"tweet": "askfhfjkhaskfhasf"</text:p>
      <text:p text:style-name="P8">}</text:p>
      <text:p text:style-name="P8"/>
      <text:p text:style-name="P8">###</text:p>
      <text:p text:style-name="P8"/>
      <text:p text:style-name="P8">GET http://localhost:6200/api/posts/getTweet/5f62169bf67c7c30aa277be8</text:p>
      <text:p text:style-name="P8">Authorization: Bearer eyJhbGciOiJIUzI1NiIsInR5cCI6IkpXVCJ9.eyJfaWQiOiI1ZjYyMGFlY2JhMzdkZjFiZTUyOTU2YmUiLCJ1c2VybmFtZSI6InVzZXIxIiwicm9sZXMiOltdLCJpYXQiOjE2MDAyNjMwMzUsImV4cCI6MTYwMDI2MzkzNX0.TjPkoORS2DOKOCK7-tnvXKM58VZjcZcgvso9eImgm_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1c1c1c"/>
      <style:paragraph-properties fo:background-color="#1c1c1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1:28:22.123365381</meta:creation-date>
    <dc:date>2020-10-01T11:55:33.597793478</dc:date>
    <meta:editing-duration>PT6M49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0" meta:paragraph-count="372" meta:word-count="1032" meta:character-count="11759" meta:non-whitespace-character-count="8906"/>
  </office:meta>
</office:document-meta>
</file>